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1af" officeooo:paragraph-rsid="0009f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ake_minimum_required(VERSION 3.7)</text:p>
      <text:p text:style-name="P1">project(ORM1)</text:p>
      <text:p text:style-name="P1"/>
      <text:p text:style-name="P1">set(CMAKE_C_STANDARD 99)</text:p>
      <text:p text:style-name="P1">set(CMAKE_C_FLAGS "${CMAKE_C_FLAGS} -pthread -Wall")</text:p>
      <text:p text:style-name="P1">SET(CMAKE_C_COMPILER <text:s text:c="5"/>/home/dushn/toolchains/tegra-4.8.1-nv/usr/bin/arm-cortex_a15-linux-gnueabi/arm-cortex_a15-linux-gnueabi-gcc)</text:p>
      <text:p text:style-name="P1">set(SOURCE_FILES main.c file_handeling.c file_handeling.h)</text:p>
      <text:p text:style-name="P1">add_executable(ORM1 ${SOURCE_FILES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5:45:20.023151632</dc:date>
    <meta:editing-duration>PT14S</meta:editing-duration>
    <meta:editing-cycles>1</meta:editing-cycles>
    <meta:document-statistic meta:table-count="0" meta:image-count="0" meta:object-count="0" meta:page-count="1" meta:paragraph-count="7" meta:word-count="17" meta:character-count="352" meta:non-whitespace-character-count="337"/>
    <meta:generator>LibreOffice/5.1.6.2$Linux_X86_64 LibreOffice_project/10m0$Build-2</meta:generator>
  </office:meta>
</office:document-meta>
</file>